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e1d9" officeooo:paragraph-rsid="0003e1d9"/>
    </style:style>
    <style:style style:name="P2" style:family="paragraph" style:parent-style-name="Standard">
      <style:paragraph-properties fo:text-align="end" style:justify-single-word="false"/>
      <style:text-properties officeooo:rsid="0003e1d9" officeooo:paragraph-rsid="0003e1d9"/>
    </style:style>
    <style:style style:name="P3" style:family="paragraph" style:parent-style-name="Standard">
      <style:paragraph-properties fo:text-align="end" style:justify-single-word="false"/>
      <style:text-properties fo:font-weight="bold" officeooo:rsid="0003e1d9" officeooo:paragraph-rsid="0003e1d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4b66f" officeooo:paragraph-rsid="0004b66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71ab" officeooo:paragraph-rsid="000471ab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ec92" officeooo:paragraph-rsid="0005ec9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06b481" officeooo:paragraph-rsid="0006b48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6pt" fo:font-weight="bold" officeooo:rsid="0003e1d9" officeooo:paragraph-rsid="0003e1d9" style:font-size-asian="36pt" style:font-weight-asian="bold" style:font-size-complex="3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3e1d9" officeooo:paragraph-rsid="0003e1d9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3e1d9" officeooo:paragraph-rsid="0003e1d9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weight="normal" officeooo:rsid="000471ab" officeooo:paragraph-rsid="000471a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4b66f" officeooo:paragraph-rsid="0004b66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5ec92" officeooo:paragraph-rsid="0005ec9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6b481" officeooo:paragraph-rsid="0006b48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3e1d9" officeooo:paragraph-rsid="0003e1d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04b66f" officeooo:paragraph-rsid="0004b66f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26pt" fo:font-weight="bold" officeooo:rsid="0003e1d9" officeooo:paragraph-rsid="0003e1d9" style:font-size-asian="26pt" style:font-weight-asian="bold" style:font-size-complex="26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26pt" fo:font-weight="normal" officeooo:rsid="0003e1d9" officeooo:paragraph-rsid="0003e1d9" style:font-size-asian="26pt" style:font-weight-asian="normal" style:font-size-complex="2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bold" officeooo:rsid="000471ab" officeooo:paragraph-rsid="000471ab" style:font-style-asian="normal" style:font-weight-asian="bold" style:font-style-complex="normal" style:font-weight-complex="bold"/>
    </style:style>
    <style:style style:name="T1" style:family="text">
      <style:text-properties officeooo:rsid="000471ab"/>
    </style:style>
    <style:style style:name="T2" style:family="text">
      <style:text-properties officeooo:rsid="0004b66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ec92"/>
    </style:style>
    <style:style style:name="T5" style:family="text">
      <style:text-properties officeooo:rsid="0006b4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>RubyNowa Róża</text:p>
      <text:p text:style-name="P9">Kwiaciarnia internetow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Klaudia Pałkowska</text:span></text:p>
      <text:p text:style-name="P3">Adrianna Popko</text:p>
      <text:p text:style-name="P3">Aneta Stypa</text:p>
      <text:p text:style-name="P3">Zuzanna Wójcicka</text:p>
      <text:p text:style-name="P22"><text:soft-page-break/></text:p>
      <text:p text:style-name="P22"/>
      <text:p text:style-name="P22"/>
      <text:p text:style-name="P22"/>
      <text:p text:style-name="P22"/>
      <text:p text:style-name="P22">Spis treści:</text:p>
      <text:p text:style-name="P22"/>
      <text:list xml:id="list544582027385933583" text:style-name="L1">
        <text:list-item>
          <text:p text:style-name="P23">Informacje wstępne</text:p>
        </text:list-item>
        <text:list-item>
          <text:p text:style-name="P23">GUI aplikacji</text:p>
        </text:list-item>
        <text:list-item>
          <text:p text:style-name="P23">Funkcjonalność</text:p>
        </text:list-item>
        <text:list-item>
          <text:p text:style-name="P23">Dane przechowywane</text:p>
        </text:list-item>
      </text:list>
      <text:p text:style-name="P1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1. Informacje wstępne</text:p>
      <text:p text:style-name="P10">Aplikacja internetowa RubyNowa Róża umożliwia złożenie zamówienia online na bukiety kwiatowe. Skierowana jest głównie do os<text:span text:style-name="T1">ób lubiących zakupy internetowe, niewymagające wychodzenia z domu. </text:span></text:p>
      <text:p text:style-name="P10"/>
      <text:p text:style-name="P5">Role w systemie:</text:p>
      <text:list xml:id="list6443184941640426008" text:style-name="L2">
        <text:list-item>
          <text:p text:style-name="P12">Użytkownik niezarejestrowany</text:p>
        </text:list-item>
        <text:list-item>
          <text:p text:style-name="P12">Użytkownik zarejestrowany (klient)</text:p>
        </text:list-item>
        <text:list-item>
          <text:p text:style-name="P12">Sprzedawca</text:p>
        </text:list-item>
        <text:list-item>
          <text:p text:style-name="P12">Administrator</text:p>
        </text:list-item>
      </text:list>
      <text:p text:style-name="P11"/>
      <text:p text:style-name="P5">Operacje dostępne dla użytkownika niezarejestrowanego:</text:p>
      <text:list xml:id="list8664846420872022039" text:style-name="L3">
        <text:list-item>
          <text:p text:style-name="P13">Przeglądanie asortymentu</text:p>
        </text:list-item>
        <text:list-item>
          <text:p text:style-name="P13">Rejestracja</text:p>
        </text:list-item>
      </text:list>
      <text:p text:style-name="P11"/>
      <text:p text:style-name="P24">Operacje dostępne dla użytkownika zarejestrowanego:</text:p>
      <text:list xml:id="list2665323834280733950" text:style-name="L4">
        <text:list-item>
          <text:p text:style-name="P14">Przeglądanie asortymentu</text:p>
        </text:list-item>
        <text:list-item>
          <text:p text:style-name="P14">Logowanie</text:p>
        </text:list-item>
        <text:list-item>
          <text:p text:style-name="P14">Dodawanie towaru do koszyka</text:p>
        </text:list-item>
        <text:list-item>
          <text:p text:style-name="P14">Złożenie zamówienia</text:p>
        </text:list-item>
        <text:list-item>
          <text:p text:style-name="P14">Przeglądanie historii zamówień</text:p>
        </text:list-item>
      </text:list>
      <text:p text:style-name="P5"/>
      <text:p text:style-name="P5">Operacje dostępne dla sprzedawcy:</text:p>
      <text:list xml:id="list3247593803236614485" text:style-name="L5">
        <text:list-item>
          <text:p text:style-name="P15">Logowanie</text:p>
        </text:list-item>
        <text:list-item>
          <text:p text:style-name="P15">Dodawanie towaru</text:p>
        </text:list-item>
        <text:list-item>
          <text:p text:style-name="P15">Kontrola zamówień</text:p>
        </text:list-item>
        <text:list-item>
          <text:p text:style-name="P15">Realizacja</text:p>
        </text:list-item>
      </text:list>
      <text:p text:style-name="P11"/>
      <text:p text:style-name="P5">Operacje dostępne dla administratora:</text:p>
      <text:list xml:id="list2459521373868953354" text:style-name="L6">
        <text:list-item>
          <text:p text:style-name="P16">Logowanie</text:p>
        </text:list-item>
        <text:list-item>
          <text:p text:style-name="P16">Zarządzanie systemem (<text:span text:style-name="T2">aukcjami i kontami)</text:span></text:p>
        </text:list-item>
      </text:list>
      <text:p text:style-name="P11"/>
      <text:p text:style-name="P21"><text:span text:style-name="T4">3</text:span>. <text:span text:style-name="T4">Widok i funkcjonalność</text:span></text:p>
      <text:p text:style-name="P17"/>
      <text:p text:style-name="P4"><text:span text:style-name="T4">O</text:span>sob<text:span text:style-name="T4">a</text:span> niezarejestrowan<text:span text:style-name="T4">a</text:span></text:p>
      <text:p text:style-name="P17">Gość może przeglądać asortyment bez logowania. Ma możliwość <text:bookmark-start text:name="__DdeLink__1_279531570"/>zastosowania filtrów wyszukiwania według ceny oraz rodzaju kwiatów<text:bookmark-end text:name="__DdeLink__1_279531570"/>. Widoczny jest przycisk rejestracji oraz logowania.</text:p>
      <text:p text:style-name="P17"/>
      <text:p text:style-name="P4"><text:span text:style-name="T4">O</text:span>sob<text:span text:style-name="T4">a</text:span> zarejestrowan<text:span text:style-name="T4">a</text:span></text:p>
      <text:p text:style-name="P17">Klient może przeglądać asortyment bez logowania. Po zalogowaniu ma możliwość zastosowania filtrów wyszukiwania według ceny oraz rodzaju kwiatów, <text:span text:style-name="T4">wyboru gotowego bukietu lub </text:span>skomponowania własnego. <text:span text:style-name="T4">Po kliknięciu przycisku następuje dodanie bukietu do koszyka. W panelu zamówienia może podać datę dostarczenia, dane odbiorcy oraz formę płatności. Jest też możliwość otrzymania <text:s/>maila informującego o obecnym statusie zamówienia. Dostępny jest widok historii zamówień.</text:span></text:p>
      <text:p text:style-name="P17"/>
      <text:p text:style-name="P6">Sprzedawca</text:p>
      <text:p text:style-name="P18">Sprzedawca po zalogowaniu może dodawać towary oraz sprawdzać ich dostępność. Sprawuje kontrolę nad zamówieniami. <text:span text:style-name="T5">Po zakupie towaru przez klienta rejestruje sprzedaż oraz wystawia paragon lub fakturę.</text:span></text:p>
      <text:p text:style-name="P7"><text:soft-page-break/>Administrator</text:p>
      <text:p text:style-name="P19">Po zalogowaniu na konto ma dostęp do wszystkich funkcji. Dodaje konta sprzedawców oraz zarządza całym system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dia Pałkowska</meta:initial-creator>
    <meta:creation-date>2015-10-27T10:38:20.030896349</meta:creation-date>
    <dc:date>2015-10-27T11:48:41.535593375</dc:date>
    <dc:creator>Klaudia Pałkowska</dc:creator>
    <meta:editing-duration>PT7M19S</meta:editing-duration>
    <meta:editing-cycles>1</meta:editing-cycles>
    <meta:document-statistic meta:table-count="0" meta:image-count="0" meta:object-count="0" meta:page-count="4" meta:paragraph-count="44" meta:word-count="256" meta:character-count="1988" meta:non-whitespace-character-count="1795"/>
    <meta:generator>LibreOffice/4.2.6.3$Linux_X86_64 LibreOffice_project/420m0$Build-3</meta:generator>
  </office:meta>
</office:document-meta>
</file>